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65in"/>
    </style:style>
    <style:style style:name="co7" style:family="table-column">
      <style:table-column-properties fo:break-before="auto" style:column-width="1.4in"/>
    </style:style>
    <style:style style:name="co8" style:family="table-column">
      <style:table-column-properties fo:break-before="auto" style:column-width="0.3in"/>
    </style:style>
    <style:style style:name="co6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05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9752in"/>
    </style:style>
    <style:style style:name="co11" style:family="table-column">
      <style:table-column-properties fo:break-before="auto" style:column-width="1.7252in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4" style:family="table-cell" style:parent-style-name="Default" style:data-style-name="N0"/>
    <style:style style:name="ce3" style:family="table-cell" style:parent-style-name="Default">
      <style:map style:condition="cell-content()&gt;MAX([.B2:.B18])*0.8" style:apply-style-name="cf1" style:base-cell-address="Leaderboard.B2"/>
    </style:style>
    <style:style style:name="ce6" style:family="table-cell" style:parent-style-name="Default">
      <style:map style:condition="cell-content()&gt;MAX([.B2:.B18])*0.8" style:apply-style-name="cf1" style:base-cell-address="Leaderboard.B2"/>
    </style:style>
  </office:automatic-styles>
  <office:body>
    <office:spreadsheet>
      <table:calculation-settings table:automatic-find-labels="false" table:use-regular-expressions="false" table:use-wildcards="true"/>
      <table:table table:name="Leaderboard" table:style-name="ta1">
        <table:table-column table:style-name="co1" table:default-cell-style-name="ce4"/>
        <table:table-column table:style-name="co5" table:default-cell-style-name="ce4"/>
        <table:table-column table:style-name="co9" table:default-cell-style-name="ce4"/>
        <table:table-column table:style-name="co10" table:default-cell-style-name="ce4"/>
        <table:table-column table:style-name="co9" table:number-columns-repeated="2" table:default-cell-style-name="ce4"/>
        <table:table-column table:style-name="co11" table:default-cell-style-name="ce4"/>
        <table:table-column table:style-name="co9" table:default-cell-style-name="ce4"/>
        <table:table-column table:style-name="co6" table:number-columns-repeated="16376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Общая сумма</text:p>
          </table:table-cell>
          <table:table-cell office:value-type="string" calcext:value-type="string">
            <text:p>Сообщения</text:p>
          </table:table-cell>
          <table:table-cell office:value-type="string" calcext:value-type="string">
            <text:p>Тесты</text:p>
          </table:table-cell>
          <table:table-cell office:value-type="string" calcext:value-type="string">
            <text:p>Лабы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Бедрин Иван Максимович</text:p>
          </table:table-cell>
          <table:table-cell table:style-name="ce3" table:formula="of:=SUM([.C2:.E2])" office:value-type="float" office:value="0" calcext:value-type="float">
            <text:p>0</text:p>
          </table:table-cell>
          <table:table-cell table:formula="of:=[Сообщения.B2]" office:value-type="float" office:value="0" calcext:value-type="float">
            <text:p>0</text:p>
          </table:table-cell>
          <table:table-cell table:formula="of:=[Тесты.B2]" office:value-type="float" office:value="0" calcext:value-type="float">
            <text:p>0</text:p>
          </table:table-cell>
          <table:table-cell table:formula="of:=[Лабы.B2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автомата &gt;</text:p>
          </table:table-cell>
          <table:table-cell table:formula="of:=MAX([.$B$2:.$B$50])*0.8" office:value-type="float" office:value="32.4" calcext:value-type="float">
            <text:p>32.4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Бурлаку Александр Евгеньевич</text:p>
          </table:table-cell>
          <table:table-cell table:style-name="ce6" table:formula="of:=SUM([.C3:.E3])" office:value-type="float" office:value="0" calcext:value-type="float">
            <text:p>0</text:p>
          </table:table-cell>
          <table:table-cell table:formula="of:=[Сообщения.B3]" office:value-type="float" office:value="0" calcext:value-type="float">
            <text:p>0</text:p>
          </table:table-cell>
          <table:table-cell table:formula="of:=[Тесты.B3]" office:value-type="float" office:value="0" calcext:value-type="float">
            <text:p>0</text:p>
          </table:table-cell>
          <table:table-cell table:formula="of:=[Лабы.B3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полуавтомата &gt;</text:p>
          </table:table-cell>
          <table:table-cell table:formula="of:=MAX([.$B$2:.$B$50])*0.6" office:value-type="float" office:value="24.3" calcext:value-type="float">
            <text:p>24.3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Верхоланцев Павел Александрович</text:p>
          </table:table-cell>
          <table:table-cell table:style-name="ce6" table:formula="of:=SUM([.C4:.E4])" office:value-type="float" office:value="0" calcext:value-type="float">
            <text:p>0</text:p>
          </table:table-cell>
          <table:table-cell table:formula="of:=[Сообщения.B4]" office:value-type="float" office:value="0" calcext:value-type="float">
            <text:p>0</text:p>
          </table:table-cell>
          <table:table-cell table:formula="of:=[Тесты.B4]" office:value-type="float" office:value="0" calcext:value-type="float">
            <text:p>0</text:p>
          </table:table-cell>
          <table:table-cell table:formula="of:=[Лабы.B4]" office:value-type="float" office:value="0" calcext:value-type="float">
            <text:p>0</text:p>
          </table:table-cell>
          <table:table-cell/>
          <table:table-cell office:value-type="string" calcext:value-type="string">
            <text:p>Граница допуска &lt;</text:p>
          </table:table-cell>
          <table:table-cell table:formula="of:=MAX([.$B$2:.$B$50])*0.2" office:value-type="float" office:value="8.1" calcext:value-type="float">
            <text:p>8.1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Володев Арсений Алексеевич</text:p>
          </table:table-cell>
          <table:table-cell table:style-name="ce6" table:formula="of:=SUM([.C5:.E5])" office:value-type="float" office:value="0" calcext:value-type="float">
            <text:p>0</text:p>
          </table:table-cell>
          <table:table-cell table:formula="of:=[Сообщения.B5]" office:value-type="float" office:value="0" calcext:value-type="float">
            <text:p>0</text:p>
          </table:table-cell>
          <table:table-cell table:formula="of:=[Тесты.B5]" office:value-type="float" office:value="0" calcext:value-type="float">
            <text:p>0</text:p>
          </table:table-cell>
          <table:table-cell table:formula="of:=[Лабы.B5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Воропаева Алиса Александровна</text:p>
          </table:table-cell>
          <table:table-cell table:style-name="ce6" table:formula="of:=SUM([.C6:.E6])" office:value-type="float" office:value="0" calcext:value-type="float">
            <text:p>0</text:p>
          </table:table-cell>
          <table:table-cell table:formula="of:=[Сообщения.B6]" office:value-type="float" office:value="0" calcext:value-type="float">
            <text:p>0</text:p>
          </table:table-cell>
          <table:table-cell table:formula="of:=[Тесты.B6]" office:value-type="float" office:value="0" calcext:value-type="float">
            <text:p>0</text:p>
          </table:table-cell>
          <table:table-cell table:formula="of:=[Лабы.B6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Голумбевский Михаил Юрьевич</text:p>
          </table:table-cell>
          <table:table-cell table:style-name="ce6" table:formula="of:=SUM([.C7:.E7])" office:value-type="float" office:value="0" calcext:value-type="float">
            <text:p>0</text:p>
          </table:table-cell>
          <table:table-cell table:formula="of:=[Сообщения.B7]" office:value-type="float" office:value="0" calcext:value-type="float">
            <text:p>0</text:p>
          </table:table-cell>
          <table:table-cell table:formula="of:=[Тесты.B7]" office:value-type="float" office:value="0" calcext:value-type="float">
            <text:p>0</text:p>
          </table:table-cell>
          <table:table-cell table:formula="of:=[Лабы.B7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Денисенко Валерия Дмитриевна</text:p>
          </table:table-cell>
          <table:table-cell table:style-name="ce6" table:formula="of:=SUM([.C8:.E8])" office:value-type="float" office:value="40.5" calcext:value-type="float">
            <text:p>40.5</text:p>
          </table:table-cell>
          <table:table-cell table:formula="of:=[Сообщения.B8]" office:value-type="float" office:value="0" calcext:value-type="float">
            <text:p>0</text:p>
          </table:table-cell>
          <table:table-cell table:formula="of:=[Тесты.B8]" office:value-type="float" office:value="0" calcext:value-type="float">
            <text:p>0</text:p>
          </table:table-cell>
          <table:table-cell table:formula="of:=[Лабы.B8]" office:value-type="float" office:value="40.5" calcext:value-type="float">
            <text:p>40.5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Дубинин Даниил Александрович</text:p>
          </table:table-cell>
          <table:table-cell table:style-name="ce6" table:formula="of:=SUM([.C9:.E9])" office:value-type="float" office:value="0" calcext:value-type="float">
            <text:p>0</text:p>
          </table:table-cell>
          <table:table-cell table:formula="of:=[Сообщения.B9]" office:value-type="float" office:value="0" calcext:value-type="float">
            <text:p>0</text:p>
          </table:table-cell>
          <table:table-cell table:formula="of:=[Тесты.B9]" office:value-type="float" office:value="0" calcext:value-type="float">
            <text:p>0</text:p>
          </table:table-cell>
          <table:table-cell table:formula="of:=[Лабы.B9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Ефремов Дмитрий Алексеевич</text:p>
          </table:table-cell>
          <table:table-cell table:style-name="ce6" table:formula="of:=SUM([.C10:.E10])" office:value-type="float" office:value="0" calcext:value-type="float">
            <text:p>0</text:p>
          </table:table-cell>
          <table:table-cell table:formula="of:=[Сообщения.B10]" office:value-type="float" office:value="0" calcext:value-type="float">
            <text:p>0</text:p>
          </table:table-cell>
          <table:table-cell table:formula="of:=[Тесты.B10]" office:value-type="float" office:value="0" calcext:value-type="float">
            <text:p>0</text:p>
          </table:table-cell>
          <table:table-cell table:formula="of:=[Лабы.B10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Ермошенко Сергей Андреевич</text:p>
          </table:table-cell>
          <table:table-cell table:style-name="ce6" table:formula="of:=SUM([.C11:.E11])" office:value-type="float" office:value="0" calcext:value-type="float">
            <text:p>0</text:p>
          </table:table-cell>
          <table:table-cell table:formula="of:=[Сообщения.B11]" office:value-type="float" office:value="0" calcext:value-type="float">
            <text:p>0</text:p>
          </table:table-cell>
          <table:table-cell table:formula="of:=[Тесты.B11]" office:value-type="float" office:value="0" calcext:value-type="float">
            <text:p>0</text:p>
          </table:table-cell>
          <table:table-cell table:formula="of:=[Лабы.B11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Зубаков Кирилл Дмитриевич</text:p>
          </table:table-cell>
          <table:table-cell table:style-name="ce6" table:formula="of:=SUM([.C12:.E12])" office:value-type="float" office:value="0" calcext:value-type="float">
            <text:p>0</text:p>
          </table:table-cell>
          <table:table-cell table:formula="of:=[Сообщения.B12]" office:value-type="float" office:value="0" calcext:value-type="float">
            <text:p>0</text:p>
          </table:table-cell>
          <table:table-cell table:formula="of:=[Тесты.B12]" office:value-type="float" office:value="0" calcext:value-type="float">
            <text:p>0</text:p>
          </table:table-cell>
          <table:table-cell table:formula="of:=[Лабы.B12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Исупов Константин Андреевич</text:p>
          </table:table-cell>
          <table:table-cell table:style-name="ce6" table:formula="of:=SUM([.C13:.E13])" office:value-type="float" office:value="0" calcext:value-type="float">
            <text:p>0</text:p>
          </table:table-cell>
          <table:table-cell table:formula="of:=[Сообщения.B13]" office:value-type="float" office:value="0" calcext:value-type="float">
            <text:p>0</text:p>
          </table:table-cell>
          <table:table-cell table:formula="of:=[Тесты.B13]" office:value-type="float" office:value="0" calcext:value-type="float">
            <text:p>0</text:p>
          </table:table-cell>
          <table:table-cell table:formula="of:=[Лабы.B13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Киселёва Дарья Андреевна</text:p>
          </table:table-cell>
          <table:table-cell table:style-name="ce6" table:formula="of:=SUM([.C14:.E14])" office:value-type="float" office:value="0" calcext:value-type="float">
            <text:p>0</text:p>
          </table:table-cell>
          <table:table-cell table:formula="of:=[Сообщения.B14]" office:value-type="float" office:value="0" calcext:value-type="float">
            <text:p>0</text:p>
          </table:table-cell>
          <table:table-cell table:formula="of:=[Тесты.B14]" office:value-type="float" office:value="0" calcext:value-type="float">
            <text:p>0</text:p>
          </table:table-cell>
          <table:table-cell table:formula="of:=[Лабы.B14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Ковалёв Константин Денисович</text:p>
          </table:table-cell>
          <table:table-cell table:style-name="ce6" table:formula="of:=SUM([.C15:.E15])" office:value-type="float" office:value="0" calcext:value-type="float">
            <text:p>0</text:p>
          </table:table-cell>
          <table:table-cell table:formula="of:=[Сообщения.B15]" office:value-type="float" office:value="0" calcext:value-type="float">
            <text:p>0</text:p>
          </table:table-cell>
          <table:table-cell table:formula="of:=[Тесты.B15]" office:value-type="float" office:value="0" calcext:value-type="float">
            <text:p>0</text:p>
          </table:table-cell>
          <table:table-cell table:formula="of:=[Лабы.B15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Коннов Михаил Алексеевич</text:p>
          </table:table-cell>
          <table:table-cell table:style-name="ce6" table:formula="of:=SUM([.C16:.E16])" office:value-type="float" office:value="0" calcext:value-type="float">
            <text:p>0</text:p>
          </table:table-cell>
          <table:table-cell table:formula="of:=[Сообщения.B16]" office:value-type="float" office:value="0" calcext:value-type="float">
            <text:p>0</text:p>
          </table:table-cell>
          <table:table-cell table:formula="of:=[Тесты.B16]" office:value-type="float" office:value="0" calcext:value-type="float">
            <text:p>0</text:p>
          </table:table-cell>
          <table:table-cell table:formula="of:=[Лабы.B16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Копылова Кристина Денисовна</text:p>
          </table:table-cell>
          <table:table-cell table:style-name="ce6" table:formula="of:=SUM([.C17:.E17])" office:value-type="float" office:value="0" calcext:value-type="float">
            <text:p>0</text:p>
          </table:table-cell>
          <table:table-cell table:formula="of:=[Сообщения.B17]" office:value-type="float" office:value="0" calcext:value-type="float">
            <text:p>0</text:p>
          </table:table-cell>
          <table:table-cell table:formula="of:=[Тесты.B17]" office:value-type="float" office:value="0" calcext:value-type="float">
            <text:p>0</text:p>
          </table:table-cell>
          <table:table-cell table:formula="of:=[Лабы.B17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Красько Владислав Андреевич</text:p>
          </table:table-cell>
          <table:table-cell table:style-name="ce6" table:formula="of:=SUM([.C18:.E18])" office:value-type="float" office:value="0" calcext:value-type="float">
            <text:p>0</text:p>
          </table:table-cell>
          <table:table-cell table:formula="of:=[Сообщения.B18]" office:value-type="float" office:value="0" calcext:value-type="float">
            <text:p>0</text:p>
          </table:table-cell>
          <table:table-cell table:formula="of:=[Тесты.B18]" office:value-type="float" office:value="0" calcext:value-type="float">
            <text:p>0</text:p>
          </table:table-cell>
          <table:table-cell table:formula="of:=[Лабы.B18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Крук Иван Васильевич</text:p>
          </table:table-cell>
          <table:table-cell table:style-name="ce6" table:formula="of:=SUM([.C19:.E19])" office:value-type="float" office:value="0" calcext:value-type="float">
            <text:p>0</text:p>
          </table:table-cell>
          <table:table-cell table:formula="of:=[Сообщения.B19]" office:value-type="float" office:value="0" calcext:value-type="float">
            <text:p>0</text:p>
          </table:table-cell>
          <table:table-cell table:formula="of:=[Тесты.B19]" office:value-type="float" office:value="0" calcext:value-type="float">
            <text:p>0</text:p>
          </table:table-cell>
          <table:table-cell table:formula="of:=[Лабы.B19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Макаренко Даниил Русланович</text:p>
          </table:table-cell>
          <table:table-cell table:style-name="ce6" table:formula="of:=SUM([.C20:.E20])" office:value-type="float" office:value="0" calcext:value-type="float">
            <text:p>0</text:p>
          </table:table-cell>
          <table:table-cell table:formula="of:=[Сообщения.B20]" office:value-type="float" office:value="0" calcext:value-type="float">
            <text:p>0</text:p>
          </table:table-cell>
          <table:table-cell table:formula="of:=[Тесты.B20]" office:value-type="float" office:value="0" calcext:value-type="float">
            <text:p>0</text:p>
          </table:table-cell>
          <table:table-cell table:formula="of:=[Лабы.B20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Мельничук Анастасия Андреевна</text:p>
          </table:table-cell>
          <table:table-cell table:style-name="ce6" table:formula="of:=SUM([.C21:.E21])" office:value-type="float" office:value="40.5" calcext:value-type="float">
            <text:p>40.5</text:p>
          </table:table-cell>
          <table:table-cell table:formula="of:=[Сообщения.B21]" office:value-type="float" office:value="0" calcext:value-type="float">
            <text:p>0</text:p>
          </table:table-cell>
          <table:table-cell table:formula="of:=[Тесты.B21]" office:value-type="float" office:value="0" calcext:value-type="float">
            <text:p>0</text:p>
          </table:table-cell>
          <table:table-cell table:formula="of:=[Лабы.B21]" office:value-type="float" office:value="40.5" calcext:value-type="float">
            <text:p>40.5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Оспанов Данияр Кайратович</text:p>
          </table:table-cell>
          <table:table-cell table:style-name="ce6" table:formula="of:=SUM([.C22:.E22])" office:value-type="float" office:value="0" calcext:value-type="float">
            <text:p>0</text:p>
          </table:table-cell>
          <table:table-cell table:formula="of:=[Сообщения.B22]" office:value-type="float" office:value="0" calcext:value-type="float">
            <text:p>0</text:p>
          </table:table-cell>
          <table:table-cell table:formula="of:=[Тесты.B22]" office:value-type="float" office:value="0" calcext:value-type="float">
            <text:p>0</text:p>
          </table:table-cell>
          <table:table-cell table:formula="of:=[Лабы.B22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Плесовских Дарья Дмитриевна</text:p>
          </table:table-cell>
          <table:table-cell table:style-name="ce6" table:formula="of:=SUM([.C23:.E23])" office:value-type="float" office:value="0" calcext:value-type="float">
            <text:p>0</text:p>
          </table:table-cell>
          <table:table-cell table:formula="of:=[Сообщения.B23]" office:value-type="float" office:value="0" calcext:value-type="float">
            <text:p>0</text:p>
          </table:table-cell>
          <table:table-cell table:formula="of:=[Тесты.B23]" office:value-type="float" office:value="0" calcext:value-type="float">
            <text:p>0</text:p>
          </table:table-cell>
          <table:table-cell table:formula="of:=[Лабы.B23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Скурту Дарья Вадимовна</text:p>
          </table:table-cell>
          <table:table-cell table:style-name="ce6" table:formula="of:=SUM([.C24:.E24])" office:value-type="float" office:value="0" calcext:value-type="float">
            <text:p>0</text:p>
          </table:table-cell>
          <table:table-cell table:formula="of:=[Сообщения.B24]" office:value-type="float" office:value="0" calcext:value-type="float">
            <text:p>0</text:p>
          </table:table-cell>
          <table:table-cell table:formula="of:=[Тесты.B24]" office:value-type="float" office:value="0" calcext:value-type="float">
            <text:p>0</text:p>
          </table:table-cell>
          <table:table-cell table:formula="of:=[Лабы.B24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Славщиков Никита Дмитриевич</text:p>
          </table:table-cell>
          <table:table-cell table:style-name="ce6" table:formula="of:=SUM([.C25:.E25])" office:value-type="float" office:value="0" calcext:value-type="float">
            <text:p>0</text:p>
          </table:table-cell>
          <table:table-cell table:formula="of:=[Сообщения.B25]" office:value-type="float" office:value="0" calcext:value-type="float">
            <text:p>0</text:p>
          </table:table-cell>
          <table:table-cell table:formula="of:=[Тесты.B25]" office:value-type="float" office:value="0" calcext:value-type="float">
            <text:p>0</text:p>
          </table:table-cell>
          <table:table-cell table:formula="of:=[Лабы.B25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Тимохина Софья Павловна</text:p>
          </table:table-cell>
          <table:table-cell table:style-name="ce6" table:formula="of:=SUM([.C26:.E26])" office:value-type="float" office:value="0" calcext:value-type="float">
            <text:p>0</text:p>
          </table:table-cell>
          <table:table-cell table:formula="of:=[Сообщения.B26]" office:value-type="float" office:value="0" calcext:value-type="float">
            <text:p>0</text:p>
          </table:table-cell>
          <table:table-cell table:formula="of:=[Тесты.B26]" office:value-type="float" office:value="0" calcext:value-type="float">
            <text:p>0</text:p>
          </table:table-cell>
          <table:table-cell table:formula="of:=[Лабы.B26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Чарушин Дмитрий Дмитриевич</text:p>
          </table:table-cell>
          <table:table-cell table:style-name="ce6" table:formula="of:=SUM([.C27:.E27])" office:value-type="float" office:value="0" calcext:value-type="float">
            <text:p>0</text:p>
          </table:table-cell>
          <table:table-cell table:formula="of:=[Сообщения.B27]" office:value-type="float" office:value="0" calcext:value-type="float">
            <text:p>0</text:p>
          </table:table-cell>
          <table:table-cell table:formula="of:=[Тесты.B27]" office:value-type="float" office:value="0" calcext:value-type="float">
            <text:p>0</text:p>
          </table:table-cell>
          <table:table-cell table:formula="of:=[Лабы.B27]" office:value-type="float" office:value="0" calcext:value-type="float">
            <text:p>0</text:p>
          </table:table-cell>
          <table:table-cell table:number-columns-repeated="16379"/>
        </table:table-row>
        <table:table-row table:style-name="ro4">
          <table:table-cell office:value-type="string" calcext:value-type="string">
            <text:p>Черешнева Светлана Алексеевна</text:p>
          </table:table-cell>
          <table:table-cell table:style-name="ce6" table:formula="of:=SUM([.C28:.E28])" office:value-type="float" office:value="0" calcext:value-type="float">
            <text:p>0</text:p>
          </table:table-cell>
          <table:table-cell table:formula="of:=[Сообщения.B28]" office:value-type="float" office:value="0" calcext:value-type="float">
            <text:p>0</text:p>
          </table:table-cell>
          <table:table-cell table:formula="of:=[Тесты.B28]" office:value-type="float" office:value="0" calcext:value-type="float">
            <text:p>0</text:p>
          </table:table-cell>
          <table:table-cell table:formula="of:=[Лабы.B28]" office:value-type="float" office:value="0" calcext:value-type="float">
            <text:p>0</text:p>
          </table:table-cell>
          <table:table-cell table:number-columns-repeated="16379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Leaderboard.B3:Leaderboard.B28">
            <calcext:condition calcext:apply-style-name="cf1" calcext:value="&gt;MAX([.B2:.B18])*0.8" calcext:base-cell-address="Leaderboard.B2"/>
          </calcext:conditional-format>
          <calcext:conditional-format calcext:target-range-address="Leaderboard.B2:Leaderboard.B2">
            <calcext:condition calcext:apply-style-name="cf1" calcext:value="&gt;MAX([.B2:.B18])*0.8" calcext:base-cell-address="Leaderboard.B2"/>
          </calcext:conditional-format>
        </calcext:conditional-formats>
      </table:table>
      <table:table table:name="Тесты" table:style-name="ta1">
        <table:table-column table:style-name="co1" table:default-cell-style-name="ce4"/>
        <table:table-column table:style-name="co7" table:default-cell-style-name="ce4"/>
        <table:table-column table:style-name="co8" table:number-columns-repeated="24" table:default-cell-style-name="ce4"/>
        <table:table-column table:style-name="co6" table:number-columns-repeated="16358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Бедрин Иван Максимович</text:p>
          </table:table-cell>
          <table:table-cell table:formula="of:=SUMPRODUCT(([.C2:.Z2]&lt;&gt;&quot;&quot;)*(COUNTA([.$A$2:.$A$50]) - [.C2:.Z2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Бурлаку Александр Евгеньевич</text:p>
          </table:table-cell>
          <table:table-cell table:formula="of:=SUMPRODUCT(([.C3:.Z3]&lt;&gt;&quot;&quot;)*(COUNTA([.$A$2:.$A$50]) - [.C3:.Z3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ерхоланцев Павел Александрович</text:p>
          </table:table-cell>
          <table:table-cell table:formula="of:=SUMPRODUCT(([.C4:.Z4]&lt;&gt;&quot;&quot;)*(COUNTA([.$A$2:.$A$50]) - [.C4:.Z4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лодев Арсений Алексеевич</text:p>
          </table:table-cell>
          <table:table-cell table:formula="of:=SUMPRODUCT(([.C5:.Z5]&lt;&gt;&quot;&quot;)*(COUNTA([.$A$2:.$A$50]) - [.C5:.Z5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ропаева Алиса Александровна</text:p>
          </table:table-cell>
          <table:table-cell table:formula="of:=SUMPRODUCT(([.C6:.Z6]&lt;&gt;&quot;&quot;)*(COUNTA([.$A$2:.$A$50]) - [.C6:.Z6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Голумбевский Михаил Юрьевич</text:p>
          </table:table-cell>
          <table:table-cell table:formula="of:=SUMPRODUCT(([.C7:.Z7]&lt;&gt;&quot;&quot;)*(COUNTA([.$A$2:.$A$50]) - [.C7:.Z7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енисенко Валерия Дмитриевна</text:p>
          </table:table-cell>
          <table:table-cell table:formula="of:=SUMPRODUCT(([.C8:.Z8]&lt;&gt;&quot;&quot;)*(COUNTA([.$A$2:.$A$50]) - [.C8:.Z8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убинин Даниил Александрович</text:p>
          </table:table-cell>
          <table:table-cell table:formula="of:=SUMPRODUCT(([.C9:.Z9]&lt;&gt;&quot;&quot;)*(COUNTA([.$A$2:.$A$50]) - [.C9:.Z9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фремов Дмитрий Алексеевич</text:p>
          </table:table-cell>
          <table:table-cell table:formula="of:=SUMPRODUCT(([.C10:.Z10]&lt;&gt;&quot;&quot;)*(COUNTA([.$A$2:.$A$50]) - [.C10:.Z10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рмошенко Сергей Андреевич</text:p>
          </table:table-cell>
          <table:table-cell table:formula="of:=SUMPRODUCT(([.C11:.Z11]&lt;&gt;&quot;&quot;)*(COUNTA([.$A$2:.$A$50]) - [.C11:.Z11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Зубаков Кирилл Дмитриевич</text:p>
          </table:table-cell>
          <table:table-cell table:formula="of:=SUMPRODUCT(([.C12:.Z12]&lt;&gt;&quot;&quot;)*(COUNTA([.$A$2:.$A$50]) - [.C12:.Z12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Исупов Константин Андреевич</text:p>
          </table:table-cell>
          <table:table-cell table:formula="of:=SUMPRODUCT(([.C13:.Z13]&lt;&gt;&quot;&quot;)*(COUNTA([.$A$2:.$A$50]) - [.C13:.Z13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иселёва Дарья Андреевна</text:p>
          </table:table-cell>
          <table:table-cell table:formula="of:=SUMPRODUCT(([.C14:.Z14]&lt;&gt;&quot;&quot;)*(COUNTA([.$A$2:.$A$50]) - [.C14:.Z14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валёв Константин Денисович</text:p>
          </table:table-cell>
          <table:table-cell table:formula="of:=SUMPRODUCT(([.C15:.Z15]&lt;&gt;&quot;&quot;)*(COUNTA([.$A$2:.$A$50]) - [.C15:.Z15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ннов Михаил Алексеевич</text:p>
          </table:table-cell>
          <table:table-cell table:formula="of:=SUMPRODUCT(([.C16:.Z16]&lt;&gt;&quot;&quot;)*(COUNTA([.$A$2:.$A$50]) - [.C16:.Z16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пылова Кристина Денисовна</text:p>
          </table:table-cell>
          <table:table-cell table:formula="of:=SUMPRODUCT(([.C17:.Z17]&lt;&gt;&quot;&quot;)*(COUNTA([.$A$2:.$A$50]) - [.C17:.Z17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асько Владислав Андреевич</text:p>
          </table:table-cell>
          <table:table-cell table:formula="of:=SUMPRODUCT(([.C18:.Z18]&lt;&gt;&quot;&quot;)*(COUNTA([.$A$2:.$A$50]) - [.C18:.Z18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ук Иван Васильевич</text:p>
          </table:table-cell>
          <table:table-cell table:formula="of:=SUMPRODUCT(([.C19:.Z19]&lt;&gt;&quot;&quot;)*(COUNTA([.$A$2:.$A$50]) - [.C19:.Z19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акаренко Даниил Русланович</text:p>
          </table:table-cell>
          <table:table-cell table:formula="of:=SUMPRODUCT(([.C20:.Z20]&lt;&gt;&quot;&quot;)*(COUNTA([.$A$2:.$A$50]) - [.C20:.Z20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ельничук Анастасия Андреевна</text:p>
          </table:table-cell>
          <table:table-cell table:formula="of:=SUMPRODUCT(([.C21:.Z21]&lt;&gt;&quot;&quot;)*(COUNTA([.$A$2:.$A$50]) - [.C21:.Z21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Оспанов Данияр Кайратович</text:p>
          </table:table-cell>
          <table:table-cell table:formula="of:=SUMPRODUCT(([.C22:.Z22]&lt;&gt;&quot;&quot;)*(COUNTA([.$A$2:.$A$50]) - [.C22:.Z22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Плесовских Дарья Дмитриевна</text:p>
          </table:table-cell>
          <table:table-cell table:formula="of:=SUMPRODUCT(([.C23:.Z23]&lt;&gt;&quot;&quot;)*(COUNTA([.$A$2:.$A$50]) - [.C23:.Z23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курту Дарья Вадимовна</text:p>
          </table:table-cell>
          <table:table-cell table:formula="of:=SUMPRODUCT(([.C24:.Z24]&lt;&gt;&quot;&quot;)*(COUNTA([.$A$2:.$A$50]) - [.C24:.Z24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лавщиков Никита Дмитриевич</text:p>
          </table:table-cell>
          <table:table-cell table:formula="of:=SUMPRODUCT(([.C25:.Z25]&lt;&gt;&quot;&quot;)*(COUNTA([.$A$2:.$A$50]) - [.C25:.Z25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Тимохина Софья Павловна</text:p>
          </table:table-cell>
          <table:table-cell table:formula="of:=SUMPRODUCT(([.C26:.Z26]&lt;&gt;&quot;&quot;)*(COUNTA([.$A$2:.$A$50]) - [.C26:.Z26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Чарушин Дмитрий Дмитриевич</text:p>
          </table:table-cell>
          <table:table-cell table:formula="of:=SUMPRODUCT(([.C27:.Z27]&lt;&gt;&quot;&quot;)*(COUNTA([.$A$2:.$A$50]) - [.C27:.Z27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Черешнева Светлана Алексеевна</text:p>
          </table:table-cell>
          <table:table-cell table:formula="of:=SUMPRODUCT(([.C28:.Z28]&lt;&gt;&quot;&quot;)*(COUNTA([.$A$2:.$A$50]) - [.C28:.Z28] + 1))" office:value-type="float" office:value="0" calcext:value-type="float">
            <text:p>0</text:p>
          </table:table-cell>
          <table:table-cell table:number-columns-repeated="16382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Сообщения" table:style-name="ta1">
        <table:table-column table:style-name="co1" table:default-cell-style-name="ce4"/>
        <table:table-column table:style-name="co7" table:default-cell-style-name="ce4"/>
        <table:table-column table:style-name="co8" table:number-columns-repeated="24" table:default-cell-style-name="ce4"/>
        <table:table-column table:style-name="co6" table:number-columns-repeated="16358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сообщения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Бедрин Иван Максимович</text:p>
          </table:table-cell>
          <table:table-cell table:formula="of:=(SUM([.C2:.E2])*COUNTA([.$A$2:.$A$50])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Бурлаку Александр Евгеньевич</text:p>
          </table:table-cell>
          <table:table-cell table:formula="of:=SUM([.C3:.E3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ерхоланцев Павел Александрович</text:p>
          </table:table-cell>
          <table:table-cell table:formula="of:=SUM([.C4:.E4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лодев Арсений Алексеевич</text:p>
          </table:table-cell>
          <table:table-cell table:formula="of:=SUM([.C5:.E5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ропаева Алиса Александровна</text:p>
          </table:table-cell>
          <table:table-cell table:formula="of:=SUM([.C6:.E6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Голумбевский Михаил Юрьевич</text:p>
          </table:table-cell>
          <table:table-cell table:formula="of:=SUM([.C7:.E7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енисенко Валерия Дмитриевна</text:p>
          </table:table-cell>
          <table:table-cell table:formula="of:=SUM([.C8:.E8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убинин Даниил Александрович</text:p>
          </table:table-cell>
          <table:table-cell table:formula="of:=SUM([.C9:.E9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фремов Дмитрий Алексеевич</text:p>
          </table:table-cell>
          <table:table-cell table:formula="of:=SUM([.C10:.E10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рмошенко Сергей Андреевич</text:p>
          </table:table-cell>
          <table:table-cell table:formula="of:=SUM([.C11:.E11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Зубаков Кирилл Дмитриевич</text:p>
          </table:table-cell>
          <table:table-cell table:formula="of:=SUM([.C12:.E12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Исупов Константин Андреевич</text:p>
          </table:table-cell>
          <table:table-cell table:formula="of:=SUM([.C13:.E13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иселёва Дарья Андреевна</text:p>
          </table:table-cell>
          <table:table-cell table:formula="of:=SUM([.C14:.E14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валёв Константин Денисович</text:p>
          </table:table-cell>
          <table:table-cell table:formula="of:=SUM([.C15:.E15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ннов Михаил Алексеевич</text:p>
          </table:table-cell>
          <table:table-cell table:formula="of:=SUM([.C16:.E16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пылова Кристина Денисовна</text:p>
          </table:table-cell>
          <table:table-cell table:formula="of:=SUM([.C17:.E17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асько Владислав Андреевич</text:p>
          </table:table-cell>
          <table:table-cell table:formula="of:=SUM([.C18:.E18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ук Иван Васильевич</text:p>
          </table:table-cell>
          <table:table-cell table:formula="of:=SUM([.C19:.E19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акаренко Даниил Русланович</text:p>
          </table:table-cell>
          <table:table-cell table:formula="of:=SUM([.C20:.E20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ельничук Анастасия Андреевна</text:p>
          </table:table-cell>
          <table:table-cell table:formula="of:=SUM([.C21:.E21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Оспанов Данияр Кайратович</text:p>
          </table:table-cell>
          <table:table-cell table:formula="of:=SUM([.C22:.E22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Плесовских Дарья Дмитриевна</text:p>
          </table:table-cell>
          <table:table-cell table:formula="of:=SUM([.C23:.E23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курту Дарья Вадимовна</text:p>
          </table:table-cell>
          <table:table-cell table:formula="of:=SUM([.C24:.E24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лавщиков Никита Дмитриевич</text:p>
          </table:table-cell>
          <table:table-cell table:formula="of:=SUM([.C25:.E25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Тимохина Софья Павловна</text:p>
          </table:table-cell>
          <table:table-cell table:formula="of:=SUM([.C26:.E26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Чарушин Дмитрий Дмитриевич</text:p>
          </table:table-cell>
          <table:table-cell table:formula="of:=SUM([.C27:.E27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Черешнева Светлана Алексеевна</text:p>
          </table:table-cell>
          <table:table-cell table:formula="of:=SUM([.C28:.E28])*COUNTA([.$A$2:.$A$50])*0.6" office:value-type="float" office:value="0" calcext:value-type="float">
            <text:p>0</text:p>
          </table:table-cell>
          <table:table-cell table:number-columns-repeated="16382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Лабы" table:style-name="ta1">
        <table:table-column table:style-name="co1" table:default-cell-style-name="ce4"/>
        <table:table-column table:style-name="co7" table:default-cell-style-name="ce4"/>
        <table:table-column table:style-name="co8" table:number-columns-repeated="24" table:default-cell-style-name="ce4"/>
        <table:table-column table:style-name="co6" table:number-columns-repeated="16358" table:default-cell-style-name="ce4"/>
        <table:table-row table:style-name="ro1">
          <table:table-cell office:value-type="string" calcext:value-type="string">
            <text:p>ФИО</text:p>
          </table:table-cell>
          <table:table-cell office:value-type="string" calcext:value-type="string">
            <text:p>Сумма тест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Бедрин Иван Максимович</text:p>
          </table:table-cell>
          <table:table-cell table:formula="of:=SUM([.C2:.E2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Бурлаку Александр Евгеньевич</text:p>
          </table:table-cell>
          <table:table-cell table:formula="of:=SUM([.C3:.E3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ерхоланцев Павел Александрович</text:p>
          </table:table-cell>
          <table:table-cell table:formula="of:=SUM([.C4:.E4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лодев Арсений Алексеевич</text:p>
          </table:table-cell>
          <table:table-cell table:formula="of:=SUM([.C5:.E5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Воропаева Алиса Александровна</text:p>
          </table:table-cell>
          <table:table-cell table:formula="of:=SUM([.C6:.E6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Голумбевский Михаил Юрьевич</text:p>
          </table:table-cell>
          <table:table-cell table:formula="of:=SUM([.C7:.E7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Денисенко Валерия Дмитриевна</text:p>
          </table:table-cell>
          <table:table-cell table:formula="of:=SUM([.C8:.E8])*COUNTA([.$A$2:.$A$50])*0.3" office:value-type="float" office:value="40.5" calcext:value-type="float">
            <text:p>40.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Дубинин Даниил Александрович</text:p>
          </table:table-cell>
          <table:table-cell table:formula="of:=SUM([.C9:.E9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фремов Дмитрий Алексеевич</text:p>
          </table:table-cell>
          <table:table-cell table:formula="of:=SUM([.C10:.E10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Ермошенко Сергей Андреевич</text:p>
          </table:table-cell>
          <table:table-cell table:formula="of:=SUM([.C11:.E11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Зубаков Кирилл Дмитриевич</text:p>
          </table:table-cell>
          <table:table-cell table:formula="of:=SUM([.C12:.E12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Исупов Константин Андреевич</text:p>
          </table:table-cell>
          <table:table-cell table:formula="of:=SUM([.C13:.E13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иселёва Дарья Андреевна</text:p>
          </table:table-cell>
          <table:table-cell table:formula="of:=SUM([.C14:.E14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валёв Константин Денисович</text:p>
          </table:table-cell>
          <table:table-cell table:formula="of:=SUM([.C15:.E15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ннов Михаил Алексеевич</text:p>
          </table:table-cell>
          <table:table-cell table:formula="of:=SUM([.C16:.E16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опылова Кристина Денисовна</text:p>
          </table:table-cell>
          <table:table-cell table:formula="of:=SUM([.C17:.E17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асько Владислав Андреевич</text:p>
          </table:table-cell>
          <table:table-cell table:formula="of:=SUM([.C18:.E18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Крук Иван Васильевич</text:p>
          </table:table-cell>
          <table:table-cell table:formula="of:=SUM([.C19:.E19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акаренко Даниил Русланович</text:p>
          </table:table-cell>
          <table:table-cell table:formula="of:=SUM([.C20:.E20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Мельничук Анастасия Андреевна</text:p>
          </table:table-cell>
          <table:table-cell table:formula="of:=SUM([.C21:.E21])*COUNTA([.$A$2:.$A$50])*0.3" office:value-type="float" office:value="40.5" calcext:value-type="float">
            <text:p>40.5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Оспанов Данияр Кайратович</text:p>
          </table:table-cell>
          <table:table-cell table:formula="of:=SUM([.C22:.E22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Плесовских Дарья Дмитриевна</text:p>
          </table:table-cell>
          <table:table-cell table:formula="of:=SUM([.C23:.E23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курту Дарья Вадимовна</text:p>
          </table:table-cell>
          <table:table-cell table:formula="of:=SUM([.C24:.E24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Славщиков Никита Дмитриевич</text:p>
          </table:table-cell>
          <table:table-cell table:formula="of:=SUM([.C25:.E25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Тимохина Софья Павловна</text:p>
          </table:table-cell>
          <table:table-cell table:formula="of:=SUM([.C26:.E26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Чарушин Дмитрий Дмитриевич</text:p>
          </table:table-cell>
          <table:table-cell table:formula="of:=SUM([.C27:.E27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Черешнева Светлана Алексеевна</text:p>
          </table:table-cell>
          <table:table-cell table:formula="of:=SUM([.C28:.E28])*COUNTA([.$A$2:.$A$50])*0.3" office:value-type="float" office:value="0" calcext:value-type="float">
            <text:p>0</text:p>
          </table:table-cell>
          <table:table-cell table:number-columns-repeated="16382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0" table:target-range-address="Leaderboard.A2:Leaderboard.E18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Тесты.A2:Тесты.C1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Сообщения.A2:Сообщения.E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Лабы.A2:Лабы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enefits" style:family="table-cell" style:parent-style-name="Default" style:data-style-name="N0">
      <style:table-cell-properties fo:background-color="#ffbf00"/>
    </style:style>
    <style:style style:name="cf1" style:family="table-cell" style:parent-style-name="Default" style:data-style-name="N0">
      <style:table-cell-properties fo:background-color="#81d41a"/>
    </style:style>
    <style:style style:name="Didn_27_t_20_pass" style:display-name="Didn't pass" style:family="table-cell" style:parent-style-name="Default" style:data-style-name="N0">
      <style:table-cell-properties fo:background-color="#ff0000"/>
    </style:style>
    <style:style style:name="Grading" style:family="table-cell" style:parent-style-name="Default" style:data-style-name="N0"/>
    <style:style style:name="Pass" style:family="table-cell" style:parent-style-name="Default" style:data-style-name="N0">
      <style:table-cell-properties fo:background-color="#81d41a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 style:data-style-name="N2" text:time-value="02:06:52.2046594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creation-date>2024-10-22T21:18:19Z</meta:creation-date>
    <dc:date>2024-12-02T02:10:01.018984830</dc:date>
    <meta:editing-cycles>9</meta:editing-cycles>
    <meta:editing-duration>PT28M30S</meta:editing-duration>
    <meta:document-statistic meta:table-count="4" meta:cell-count="334" meta:object-count="0"/>
  </office:meta>
</office:document-meta>
</file>